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SolidLine" draw:text-style-name="P2" xml:id="id3" draw:id="id3" draw:layer="layout" svg:width="3.81cm" svg:height="1.905cm" svg:x="8.678cm" svg:y="15.626cm">
          <text:p text:style-name="P1"><text:span text:style-name="T1">TrainingStrategy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1" draw:id="id1" draw:layer="layout" svg:width="4.352cm" svg:height="1.887cm" svg:x="8.404cm" svg:y="6.733cm">
          <text:p text:style-name="P1"><text:span text:style-name="T1">NeuralNetwork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2" draw:id="id2" draw:layer="layout" svg:width="4.574cm" svg:height="1.886cm" svg:x="8.291cm" svg:y="11.159cm">
          <text:p text:style-name="P1"><text:span text:style-name="T1">PerformanceFunctional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1" draw:text-style-name="P3" draw:layer="layout" draw:type="line" svg:x1="10.58cm" svg:y1="8.62cm" svg:x2="10.578cm" svg:y2="11.159cm" draw:start-shape="id1" draw:start-glue-point="2" draw:end-shape="id2" svg:d="m10580 8620-2 2539">
          <text:p/>
        </draw:connector>
        <draw:connector draw:style-name="gr1" draw:text-style-name="P3" draw:layer="layout" draw:type="line" svg:x1="10.578cm" svg:y1="13.045cm" svg:x2="10.583cm" svg:y2="15.626cm" draw:start-shape="id2" draw:start-glue-point="2" draw:end-shape="id3" svg:d="m10578 13045 5 2581">
          <text:p/>
        </draw:connector>
        <draw:frame draw:style-name="gr2" draw:text-style-name="P4" draw:layer="layout" svg:width="2.623cm" svg:height="0.734cm" svg:x="10.655cm" svg:y="9.496cm">
          <draw:text-box>
            <text:p><text:span text:style-name="T2">has assigned</text:span></text:p>
          </draw:text-box>
        </draw:frame>
        <draw:frame draw:style-name="gr2" draw:text-style-name="P4" draw:layer="layout" svg:width="3.029cm" svg:height="0.734cm" svg:x="10.656cm" svg:y="13.98cm">
          <draw:text-box>
            <text:p><text:span text:style-name="T2">is improved b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berto Lopez</meta:initial-creator>
    <meta:creation-date>2010-11-22T17:37:45</meta:creation-date>
    <meta:generator>OpenOffice.org/3.3$Win32 OpenOffice.org_project/330m20$Build-9567</meta:generator>
    <dc:date>2012-06-04T20:15:08.86</dc:date>
    <meta:editing-duration>PT4H37M46S</meta:editing-duration>
    <meta:editing-cycles>17</meta:editing-cycles>
    <meta:document-statistic meta:object-count="7"/>
  </office:meta>
</office:document-meta>
</file>